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1pt" fo:font-weight="bold" style:font-size-asian="11pt" style:font-weight-asian="bold" style:font-size-complex="11pt"/>
    </style:style>
    <style:style style:name="P2" style:family="paragraph" style:parent-style-name="Standard">
      <style:text-properties style:font-name="Georgia" fo:font-size="11pt" fo:font-weight="bold" officeooo:rsid="00212355" style:font-size-asian="11pt" style:font-weight-asian="bold" style:font-size-complex="11pt"/>
    </style:style>
    <style:style style:name="P3" style:family="paragraph" style:parent-style-name="Standard">
      <style:text-properties style:font-name="Georgia" fo:font-size="11pt" fo:font-weight="bold" officeooo:paragraph-rsid="002c9722" style:font-size-asian="11pt" style:font-weight-asian="bold" style:font-size-complex="11pt"/>
    </style:style>
    <style:style style:name="P4" style:family="paragraph" style:parent-style-name="Standard">
      <style:text-properties style:font-name="Georgia" fo:font-size="11pt" fo:font-weight="bold" officeooo:paragraph-rsid="001fc29e" style:font-size-asian="11pt" style:font-weight-asian="bold" style:font-size-complex="11pt"/>
    </style:style>
    <style:style style:name="P5" style:family="paragraph" style:parent-style-name="Standard">
      <style:text-properties style:font-name="Georgia" fo:font-size="11pt" fo:font-weight="bold" officeooo:paragraph-rsid="00228739" style:font-size-asian="11pt" style:font-weight-asian="bold" style:font-size-complex="11pt"/>
    </style:style>
    <style:style style:name="P6" style:family="paragraph" style:parent-style-name="Standard">
      <style:text-properties style:font-name="Georgia" fo:font-size="11pt" fo:font-weight="bold" officeooo:paragraph-rsid="00255c51" style:font-size-asian="11pt" style:font-weight-asian="bold" style:font-size-complex="11pt"/>
    </style:style>
    <style:style style:name="P7" style:family="paragraph" style:parent-style-name="Standard">
      <style:text-properties style:font-name="Georgia" fo:font-size="11pt" fo:font-weight="bold" fo:background-color="#ffff00" style:font-size-asian="11pt" style:font-weight-asian="bold" style:font-size-complex="11pt"/>
    </style:style>
    <style:style style:name="P8" style:family="paragraph" style:parent-style-name="Standard">
      <style:text-properties style:font-name="Georgia" fo:font-size="11pt" fo:font-weight="bold" officeooo:paragraph-rsid="001fc29e" fo:background-color="#ffff00" style:font-size-asian="11pt" style:font-weight-asian="bold" style:font-size-complex="11pt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>
      <style:text-properties fo:font-size="11pt" officeooo:rsid="002c9722" officeooo:paragraph-rsid="002c9722" style:font-size-asian="11pt" style:font-size-complex="11pt"/>
    </style:style>
    <style:style style:name="P11" style:family="paragraph" style:parent-style-name="Standard">
      <style:text-properties fo:font-size="11pt" officeooo:paragraph-rsid="001fc29e" style:font-size-asian="11pt" style:font-size-complex="11pt"/>
    </style:style>
    <style:style style:name="P12" style:family="paragraph" style:parent-style-name="Standard">
      <style:text-properties fo:font-size="11pt" officeooo:paragraph-rsid="002916ba" style:font-size-asian="11pt" style:font-size-complex="11pt"/>
    </style:style>
    <style:style style:name="P13" style:family="paragraph" style:parent-style-name="Standard">
      <style:text-properties fo:font-size="11pt" officeooo:paragraph-rsid="0029f53c" style:font-size-asian="11pt" style:font-size-complex="11pt"/>
    </style:style>
    <style:style style:name="P14" style:family="paragraph" style:parent-style-name="Standard" style:master-page-name="Standard">
      <style:paragraph-properties style:page-number="auto"/>
      <style:text-properties style:font-name="Georgia" fo:font-size="11pt" fo:font-weight="bold" style:font-size-asian="11pt" style:font-weight-asian="bold" style:font-size-complex="11pt"/>
    </style:style>
    <style:style style:name="P15" style:family="paragraph" style:parent-style-name="Standard">
      <style:text-properties style:font-name="Georgia" fo:font-size="11pt" fo:font-weight="bold" officeooo:paragraph-rsid="001fc29e" style:font-size-asian="11pt" style:font-weight-asian="bold" style:font-size-complex="11pt"/>
    </style:style>
    <style:style style:name="P16" style:family="paragraph" style:parent-style-name="Standard">
      <style:text-properties style:font-name="Georgia" fo:font-size="11pt" fo:font-weight="bold" officeooo:paragraph-rsid="00274e96" style:font-size-asian="11pt" style:font-weight-asian="bold" style:font-size-complex="11pt"/>
    </style:style>
    <style:style style:name="P17" style:family="paragraph" style:parent-style-name="Standard">
      <style:text-properties style:font-name="Georgia" fo:font-size="11pt" fo:font-weight="bold" officeooo:paragraph-rsid="002916ba" style:font-size-asian="11pt" style:font-weight-asian="bold" style:font-size-complex="11pt"/>
    </style:style>
    <style:style style:name="P18" style:family="paragraph" style:parent-style-name="Standard">
      <style:text-properties style:font-name="Georgia" fo:font-size="11pt" fo:font-weight="bold" officeooo:paragraph-rsid="0029f53c" style:font-size-asian="11pt" style:font-weight-asian="bold" style:font-size-complex="11pt"/>
    </style:style>
    <style:style style:name="P19" style:family="paragraph" style:parent-style-name="Standard">
      <style:text-properties style:font-name="Georgia" fo:font-size="11pt" fo:font-weight="bold" officeooo:paragraph-rsid="0034dcda" style:font-size-asian="11pt" style:font-weight-asian="bold" style:font-size-complex="11pt"/>
    </style:style>
    <style:style style:name="P20" style:family="paragraph" style:parent-style-name="Standard">
      <style:text-properties style:font-name="Georgia" fo:font-size="11pt" fo:font-weight="bold" officeooo:paragraph-rsid="0038bf88" style:font-size-asian="11pt" style:font-weight-asian="bold" style:font-size-complex="11pt"/>
    </style:style>
    <style:style style:name="T1" style:family="text">
      <style:text-properties style:font-name="Georgia" fo:font-weight="bold" style:font-weight-asian="bold"/>
    </style:style>
    <style:style style:name="T2" style:family="text">
      <style:text-properties style:font-name="Georgia" fo:font-weight="bold" officeooo:rsid="002916ba" style:font-weight-asian="bold"/>
    </style:style>
    <style:style style:name="T3" style:family="text">
      <style:text-properties style:font-name="Georgia" fo:font-weight="bold" officeooo:rsid="0029f53c" style:font-weight-asian="bold"/>
    </style:style>
    <style:style style:name="T4" style:family="text">
      <style:text-properties style:font-name="Georgia" fo:font-weight="bold" officeooo:rsid="002b8a51" style:font-weight-asian="bold"/>
    </style:style>
    <style:style style:name="T5" style:family="text">
      <style:text-properties style:font-name="Georgia" fo:font-weight="bold" officeooo:rsid="003553b4" style:font-weight-asian="bold"/>
    </style:style>
    <style:style style:name="T6" style:family="text">
      <style:text-properties style:font-name="Georgia" fo:font-weight="bold" fo:background-color="#ffff00" loext:char-shading-value="0" style:font-weight-asian="bold"/>
    </style:style>
    <style:style style:name="T7" style:family="text">
      <style:text-properties officeooo:rsid="00228739"/>
    </style:style>
    <style:style style:name="T8" style:family="text">
      <style:text-properties officeooo:rsid="00242c0e"/>
    </style:style>
    <style:style style:name="T9" style:family="text">
      <style:text-properties officeooo:rsid="002c9722"/>
    </style:style>
    <style:style style:name="T10" style:family="text">
      <style:text-properties style:use-window-font-color="true" style:font-name="Georgia" fo:language="en" fo:country="US" fo:font-weight="bold" style:letter-kerning="false" style:font-name-asian="Calibri1" style:language-asian="en" style:country-asian="US" style:font-weight-asian="bold" style:font-name-complex="DejaVu Sans" style:language-complex="ar" style:country-complex="SA"/>
    </style:style>
    <style:style style:name="T11" style:family="text">
      <style:text-properties style:use-window-font-color="true" style:font-name="Georgia" fo:language="en" fo:country="US" fo:font-weight="bold" officeooo:rsid="002c9722" style:letter-kerning="false" style:font-name-asian="Calibri1" style:language-asian="en" style:country-asian="US" style:font-weight-asian="bold" style:font-name-complex="DejaVu Sans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thnography</text:p>
      <text:p text:style-name="P2"/>
      <text:p text:style-name="P7"><text:bookmark-start text:name="1"/>Questions of Place.<text:bookmark-end text:name="1"/></text:p>
      <text:p text:style-name="P1">Geography</text:p>
      <text:p text:style-name="P10"><text:span text:style-name="T11">W</text:span><text:span text:style-name="T10">here is this culture?</text:span></text:p>
      <text:p text:style-name="P1"/>
      <text:p text:style-name="P1">Civilization</text:p>
      <text:p text:style-name="P3">What are the borders of society like?<text:line-break/>How many people live here?<text:line-break/>Where do they congregate? <text:span text:style-name="T9">Do they have cities, tribes, bands?</text:span></text:p>
      <text:p text:style-name="P1"/>
      <text:p text:style-name="P8"><text:bookmark-start text:name="14"/>Questions of Technology.<text:bookmark-end text:name="14"/></text:p>
      <text:p text:style-name="P4">Describe the technological level of the society.</text:p>
      <text:p text:style-name="P4"><text:line-break/>Architecture<text:line-break/>What major architectural styles are present?<text:line-break/></text:p>
      <text:p text:style-name="P8"><text:bookmark-start text:name="7"/>Questions of Faith.<text:bookmark-end text:name="7"/></text:p>
      <text:p text:style-name="P4">Religious Structure</text:p>
      <text:p text:style-name="P4">What are the major religious groups in the region? Repeat this section for each religious group if needed.<text:line-break/><text:tab/>What is the <text:span text:style-name="T7">type of religion? See “Theism” on Wikipedia.</text:span></text:p>
      <text:p text:style-name="P5"><text:tab/>What are some of their core doctrines, dogmas, beliefs and practices? What <text:tab/>is the overall cosmology and eschatology in religious terms? What does this <text:tab/>religion say about deat<text:span text:style-name="T7">h</text:span>?<text:line-break/><text:tab/>What religious officials are there? Is there a formal clergy? How are they <text:tab/>organized? Are there monastic groups or cults?</text:p>
      <text:p text:style-name="P19"><text:tab/>What are the most popular rituals or festivals? Is there a set religious <text:tab/>calendar? <text:line-break/></text:p>
      <text:p text:style-name="P4">Societal Views</text:p>
      <text:p text:style-name="P4">Are there differing <text:span text:style-name="T7">factions, </text:span>denominations, or sects of the religion? How do they differ?</text:p>
      <text:p text:style-name="P4">What relationship do religious and political leaders have?<text:line-break/></text:p>
      <text:p text:style-name="P8"><text:bookmark-start text:name="17"/>Questions of Death and Burial.<text:bookmark-end text:name="17"/></text:p>
      <text:p text:style-name="P11"><text:span text:style-name="T1">What does this society do with the </text:span><text:span text:style-name="T5">dead</text:span><text:span text:style-name="T1">?<text:line-break/><text:line-break/></text:span><text:span text:style-name="T6">Questions of Magic.</text:span><text:span text:style-name="T1"><text:line-break/>How is magic integrated into society?<text:line-break/></text:span></text:p>
      <text:p text:style-name="P8"><text:bookmark-start text:name="3"/>Questions of Race and Ethnicity.<text:bookmark-end text:name="3"/></text:p>
      <text:p text:style-name="P4">What are the chief races <text:span text:style-name="T8">and ethnic groups </text:span>in the region?</text:p>
      <text:p text:style-name="P4">What are typical attitudes of the native (or majority) ethnos to immigrants and other ethnicities?</text:p>
      <text:p text:style-name="P4"/>
      <text:p text:style-name="P8"><text:bookmark-start text:name="5"/>Questions of Customs and Social Life.<text:bookmark-end text:name="5"/></text:p>
      <text:p text:style-name="P6">When and how does someone go from child to adult?</text:p>
      <text:p text:style-name="P4"><text:soft-page-break/>Who inherits property? Titles? Position?<text:line-break/>What are the most popular games? How important are they?<text:line-break/></text:p>
      <text:p text:style-name="P4">Social Division</text:p>
      <text:p text:style-name="P4">What social classes or divisions exist in this society?<text:line-break/></text:p>
      <text:p text:style-name="P4">Clothing and Fashion</text:p>
      <text:p text:style-name="P16">What kind of clothes do people wear?</text:p>
      <text:p text:style-name="P16">How do people react to tattoos? Piercings? Facial hair? Cosmetics?<text:line-break/><text:line-break/>Entertainments<text:line-break/>What other major forms of entertainment are there?<text:line-break/></text:p>
      <text:p text:style-name="P8"><text:bookmark-start text:name="9"/>Questions of Art.<text:bookmark-end text:name="9"/></text:p>
      <text:p text:style-name="P4">What are the favorite and least favorite artforms of the society?</text:p>
      <text:p text:style-name="P1"/>
      <text:p text:style-name="P8"><text:bookmark-start text:name="18"/>Questions of Government.<text:bookmark-end text:name="18"/></text:p>
      <text:p text:style-name="P20">What is the form of government? How is it structured? How is government chosen?<text:line-break/>What are some of the most fundamental policies of the government?<text:line-break/>What is the country’s general foreign policy?</text:p>
      <text:p text:style-name="P12"><text:span text:style-name="T2">What is the country’s justice system like?</text:span><text:span text:style-name="T1"><text:line-break/><text:line-break/>City Watch &amp; Sheriffs<text:line-break/>Is there a civilian police force, or is law enforcement the province of the military?<text:line-break/>Is the police force a nationalized one, or are there multiple regional forces?</text:span></text:p>
      <text:p text:style-name="P17"/>
      <text:p text:style-name="P8"><text:bookmark-start text:name="19"/>Questions of Warfare.<text:bookmark-end text:name="19"/></text:p>
      <text:p text:style-name="P4">Does the country have an armed force? What types? What size?<text:line-break/>What form of warfare does this society use?<text:line-break/>Who are the elite warriors? What distinguishes them?<text:line-break/></text:p>
      <text:p text:style-name="P7"><text:bookmark-start text:name="11"/>Questions of Health.<text:bookmark-end text:name="11"/></text:p>
      <text:p text:style-name="P18">What is the average life expectancy?</text:p>
      <text:p text:style-name="P13"><text:span text:style-name="T3">Describe this society’s healthcare and sanitation.</text:span><text:span text:style-name="T1"><text:line-break/></text:span></text:p>
      <text:p text:style-name="P7"><text:bookmark-start text:name="13"/>Questions of Education.<text:bookmark-end text:name="13"/></text:p>
      <text:p text:style-name="P1">Describe the education of the society’s people<text:line-break/>Between which ages does education happen?<text:line-break/>Does this society have its own language? Its own writing system?<text:line-break/>How common is literacy? How is literacy viewed?<text:line-break/></text:p>
      <text:p text:style-name="P7"><text:bookmark-start text:name="15"/>Questions of Transportation and Communications.<text:bookmark-end text:name="15"/></text:p>
      <text:p text:style-name="P1">What are the roads like? How do they vary from place to place?<text:line-break/></text:p>
      <text:p text:style-name="P7"><text:bookmark-start text:name="16"/>Questions of Economics.<text:bookmark-end text:name="16"/></text:p>
      <text:p text:style-name="P9"><text:soft-page-break/><text:span text:style-name="T1">What is the local economy based on </text:span><text:span text:style-name="T4">(money, labor, fiat)</text:span><text:span text:style-name="T1">?<text:line-break/>How is wealth distributed?<text:line-break/>What do people expect from their government in return for the taxes paid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6:30:00</meta:creation-date>
    <meta:initial-creator>Roth, Nolan</meta:initial-creator>
    <dc:language>en-US</dc:language>
    <dc:date>2022-01-18T12:00:00.229664753</dc:date>
    <meta:editing-cycles>38</meta:editing-cycles>
    <meta:editing-duration>PT2H40M49S</meta:editing-duration>
    <meta:generator>LibreOffice/6.4.7.2$Linux_X86_64 LibreOffice_project/40$Build-2</meta:generator>
    <meta:document-statistic meta:table-count="0" meta:image-count="0" meta:object-count="0" meta:page-count="3" meta:paragraph-count="46" meta:word-count="508" meta:character-count="3174" meta:non-whitespace-character-count="26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